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0070C0" fo:font-size="24pt" style:font-size-asian="24pt" style:font-size-complex="24pt" style:text-underline-type="single" style:text-underline-style="solid" style:text-underline-width="auto" style:text-underline-mode="continuous"/>
    </style:style>
    <style:style style:name="P2" style:parent-style-name="Normal" style:family="paragraph">
      <style:paragraph-properties fo:text-align="justify" fo:line-height="150%"/>
      <style:text-properties fo:font-weight="bold" style:font-weight-asian="bold" style:font-weight-complex="bold" fo:color="#0070C0" fo:font-size="16pt" style:font-size-asian="16pt" style:font-size-complex="16pt"/>
    </style:style>
    <style:style style:name="P3" style:parent-style-name="Normal" style:family="paragraph">
      <style:paragraph-properties fo:text-align="justify"/>
      <style:text-properties style:text-underline-type="single" style:text-underline-style="solid" style:text-underline-width="auto" style:text-underline-mode="continuous"/>
    </style:style>
    <style:style style:name="P4" style:parent-style-name="Normal" style:family="paragraph">
      <style:paragraph-properties fo:text-align="justify"/>
    </style:style>
    <style:style style:name="P5" style:parent-style-name="Normal" style:family="paragraph">
      <style:paragraph-properties fo:text-align="justify"/>
      <style:text-properties style:text-underline-type="single" style:text-underline-style="solid" style:text-underline-width="auto" style:text-underline-mode="continuous"/>
    </style:style>
    <style:style style:name="P6" style:parent-style-name="Normal" style:family="paragraph">
      <style:paragraph-properties fo:text-align="justify"/>
    </style:style>
    <style:style style:name="P7" style:parent-style-name="Normal" style:family="paragraph">
      <style:paragraph-properties fo:text-align="justify"/>
      <style:text-properties style:text-underline-type="single" style:text-underline-style="solid" style:text-underline-width="auto" style:text-underline-mode="continuous"/>
    </style:style>
    <style:style style:name="P8" style:parent-style-name="Normal" style:family="paragraph">
      <style:paragraph-properties fo:text-align="justify"/>
    </style:style>
    <style:style style:name="P9" style:parent-style-name="Normal" style:family="paragraph">
      <style:paragraph-properties fo:text-align="justify"/>
      <style:text-properties style:text-underline-type="single" style:text-underline-style="solid" style:text-underline-width="auto" style:text-underline-mode="continuous"/>
    </style:style>
    <style:style style:name="P10" style:parent-style-name="Normal" style:family="paragraph">
      <style:paragraph-properties fo:text-align="justify"/>
    </style:style>
    <style:style style:name="P11" style:parent-style-name="Normal" style:family="paragraph">
      <style:paragraph-properties fo:text-align="justify"/>
      <style:text-properties style:text-underline-type="single" style:text-underline-style="solid" style:text-underline-width="auto" style:text-underline-mode="continuous"/>
    </style:style>
    <style:style style:name="P12" style:parent-style-name="Normal" style:family="paragraph">
      <style:paragraph-properties fo:text-align="justify"/>
    </style:style>
    <style:style style:name="P13" style:parent-style-name="Normal" style:family="paragraph">
      <style:paragraph-properties fo:text-align="justify"/>
      <style:text-properties style:text-underline-type="single" style:text-underline-style="solid" style:text-underline-width="auto" style:text-underline-mode="continuous"/>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text-properties style:text-underline-type="single" style:text-underline-style="solid" style:text-underline-width="auto" style:text-underline-mode="continuous"/>
    </style:style>
    <style:style style:name="P19" style:parent-style-name="Normal" style:family="paragraph">
      <style:paragraph-properties fo:text-align="justify"/>
    </style:style>
    <style:style style:name="P20" style:parent-style-name="Normal" style:family="paragraph">
      <style:paragraph-properties fo:text-align="justify" fo:line-height="150%"/>
      <style:text-properties fo:font-weight="bold" style:font-weight-asian="bold" style:font-weight-complex="bold" fo:color="#0070C0" fo:font-size="16pt" style:font-size-asian="16pt" style:font-size-complex="16pt"/>
    </style:style>
    <style:style style:name="P21" style:parent-style-name="Normal" style:family="paragraph">
      <style:paragraph-properties fo:text-align="justify"/>
      <style:text-properties fo:color="#0070C0" fo:font-size="14pt" style:font-size-asian="14pt" style:font-size-complex="14pt"/>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office:automatic-styles>
  <office:body>
    <office:text text:use-soft-page-breaks="true">
      <text:p text:style-name="P1">Réalisation d’une veille technologique</text:p>
      <text:p text:style-name="Normal"/>
      <text:p text:style-name="P2">1.<text:s/>Qu’est ce qu’une veille technologique ?</text:p>
      <text:p text:style-name="P3">I. Introduction</text:p>
      <text:p text:style-name="P4">La veille technologique est le processus de collecte, de surveillance et d'analyse de l'information sur les avancées technologiques dans votre domaine d'activité ou dans des domaines connexes. Une veille technologique efficace peut vous aider à rester au courant des dernières tendances, à découvrir de nouvelles opportunités et à anticiper les changements futurs. Dans cette documentation, nous allons vous guider à travers les étapes clés pour réaliser une veille technologique.</text:p>
      <text:p text:style-name="P5">II. Définir votre champ d'activité</text:p>
      <text:p text:style-name="P6">La première étape pour réaliser une veille technologique efficace est de définir votre champ d'activité. Cela peut inclure votre domaine d'activité, vos concurrents, vos clients, vos fournisseurs, ou tout autre sujet pertinent pour votre entreprise. Il est important d'être aussi précis que possible dans la définition de votre champ d'activité pour vous assurer de collecter des informations pertinentes.</text:p>
      <text:p text:style-name="P7">III. Identifier les sources d'informations</text:p>
      <text:p text:style-name="P8">La prochaine étape consiste à identifier les sources d'informations. Il existe de nombreuses sources d'informations pour la veille technologique, y compris les blogs spécialisés, les sites web de technologie, les magazines professionnels, les événements professionnels, les forums en ligne, les réseaux sociaux, les brevets, etc. Identifiez les sources d'informations les plus pertinentes pour votre champ d'activité et suivez-les régulièrement.</text:p>
      <text:p text:style-name="P9">IV. Collecter et filtrer les informations</text:p>
      <text:p text:style-name="P10">Une fois que vous avez identifié les sources d'informations, il est temps de collecter et de filtrer les informations. Utilisez des outils de collecte d'informations tels que les agrégateurs de contenu, les alertes Google, les newsletters, etc. pour collecter les informations pertinentes. Ensuite, filtrez les informations pour ne garder que celles qui sont les plus pertinentes pour votre champ d'activité.</text:p>
      <text:p text:style-name="P11">V. Analyser et interpréter les informations</text:p>
      <text:p text:style-name="P12">Une fois que vous avez collecté les informations pertinentes, la prochaine étape est de les analyser et de les interpréter. Analysez les tendances, les changements, les opportunités et les menaces pour votre entreprise. Utilisez ces informations pour prendre des décisions éclairées sur l'avenir de votre entreprise.</text:p>
      <text:p text:style-name="P13">VI. Mettre en place une stratégie de communication</text:p>
      <text:p text:style-name="P14">Enfin, il est important de mettre en place une stratégie de communication pour partager les informations avec les parties prenantes pertinentes. Créez des rapports réguliers pour partager les informations pertinentes avec les membres de votre entreprise, les partenaires, les clients, etc.</text:p>
      <text:p text:style-name="P15"/>
      <text:p text:style-name="P16"/>
      <text:p text:style-name="P17"/>
      <text:p text:style-name="P18">VII. Conclusion</text:p>
      <text:p text:style-name="P19">En conclusion, réaliser une veille technologique efficace est essentiel pour rester au courant des tendances et des avancées technologiques pertinentes pour votre entreprise. En suivant ces étapes clés, vous pouvez collecter, filtrer, analyser et interpréter les informations pour prendre des décisions éclairées sur l'avenir de votre entreprise.</text:p>
      <text:p text:style-name="P20">2.<text:s/>Présentation de deux outils :<text:s/>Feedly et Google Alerts</text:p>
      <text:p text:style-name="P21">2.1 Feedly</text:p>
      <text:p text:style-name="P22">Feedly est un outil de veille sous forme d’application web et mobile. Il propose également de suivre des flux RSS mais il faut prendre le version Pro + pour pouvoir utiliser cette fonction.<text:s/></text:p>
      <text:p text:style-name="P23">Il est tout de même possible de chercher un flux RSS et de regarder les derniers articles sortis. Je regarde donc plusieurs fois par semaine certains flux, mais n’ai pas souscrit à un abonnement.</text:p>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 Cu</meta:initial-creator>
    <dc:creator>Yo Cu</dc:creator>
    <meta:creation-date>2023-04-17T13:33:00Z</meta:creation-date>
    <dc:date>2023-04-17T14:19:00Z</dc:date>
    <meta:template xlink:href="Normal" xlink:type="simple"/>
    <meta:editing-cycles>18</meta:editing-cycles>
    <meta:editing-duration>PT2760S</meta:editing-duration>
    <meta:document-statistic meta:page-count="2" meta:paragraph-count="6" meta:word-count="536" meta:character-count="3479" meta:row-count="24" meta:non-whitespace-character-count="2949"/>
  </office:meta>
</office:document-meta>
</file>